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CA" style:script-type="latin"/>
    </style:style>
    <style:style style:name="P2" style:family="paragraph" style:parent-style-name="Heading_20_2">
      <style:text-properties fo:language="fr" fo:country="CA" style:script-type="latin"/>
    </style:style>
    <style:style style:name="P3" style:family="paragraph" style:parent-style-name="Heading_20_3">
      <style:text-properties fo:language="fr" fo:country="CA" style:script-type="latin"/>
    </style:style>
    <style:style style:name="P4" style:family="paragraph" style:parent-style-name="Text_20_body">
      <style:text-properties fo:language="fr" fo:country="CA" style:script-type="latin"/>
    </style:style>
    <style:style style:name="P5" style:family="paragraph" style:parent-style-name="Horizontal_20_Line">
      <style:text-properties fo:language="fr" fo:country="CA" style:script-type="latin"/>
    </style:style>
    <style:style style:name="P6" style:family="paragraph" style:parent-style-name="Text_20_body" style:list-style-name="L1">
      <style:text-properties fo:language="fr" fo:country="CA" style:script-type="latin"/>
    </style:style>
    <style:style style:name="P7" style:family="paragraph" style:parent-style-name="Text_20_body" style:list-style-name="L2">
      <style:text-properties fo:language="fr" fo:country="CA" style:script-type="latin"/>
    </style:style>
    <style:style style:name="P8" style:family="paragraph" style:parent-style-name="Text_20_body" style:list-style-name="L3">
      <style:text-properties fo:language="fr" fo:country="CA" style:script-type="latin"/>
    </style:style>
    <style:style style:name="P9" style:family="paragraph" style:parent-style-name="Text_20_body" style:list-style-name="L4">
      <style:text-properties fo:language="fr" fo:country="CA" style:script-type="latin"/>
    </style:style>
    <style:style style:name="P10" style:family="paragraph" style:parent-style-name="Text_20_body" style:list-style-name="L5">
      <style:text-properties fo:language="fr" fo:country="CA" style:script-type="latin"/>
    </style:style>
    <style:style style:name="P11" style:family="paragraph" style:parent-style-name="Text_20_body" style:list-style-name="L6">
      <style:text-properties fo:language="fr" fo:country="CA" style:script-type="latin"/>
    </style:style>
    <style:style style:name="P12" style:family="paragraph" style:parent-style-name="Text_20_body" style:list-style-name="L7">
      <style:text-properties fo:language="fr" fo:country="CA" style:script-type="latin"/>
    </style:style>
    <style:style style:name="P13" style:family="paragraph" style:parent-style-name="Text_20_body" style:list-style-name="L8">
      <style:text-properties fo:language="fr" fo:country="CA" style:script-type="latin"/>
    </style:style>
    <style:style style:name="P14" style:family="paragraph" style:parent-style-name="Text_20_body" style:list-style-name="L9">
      <style:text-properties fo:language="fr" fo:country="CA" style:script-type="latin"/>
    </style:style>
    <style:style style:name="P15" style:family="paragraph" style:parent-style-name="Text_20_body" style:list-style-name="L10">
      <style:text-properties fo:language="fr" fo:country="CA" style:script-type="latin"/>
    </style:style>
    <style:style style:name="P16" style:family="paragraph" style:parent-style-name="Text_20_body" style:list-style-name="L11">
      <style:text-properties fo:language="fr" fo:country="CA" style:script-type="latin"/>
    </style:style>
    <style:style style:name="P17" style:family="paragraph" style:parent-style-name="Text_20_body" style:list-style-name="L12">
      <style:text-properties fo:language="fr" fo:country="CA" style:script-type="latin"/>
    </style:style>
    <style:style style:name="P18" style:family="paragraph" style:parent-style-name="Text_20_body" style:list-style-name="L13">
      <style:text-properties fo:language="fr" fo:country="CA" style:script-type="latin"/>
    </style:style>
    <style:style style:name="P19" style:family="paragraph" style:parent-style-name="Text_20_body" style:list-style-name="L14">
      <style:text-properties fo:language="fr" fo:country="CA" style:script-type="latin"/>
    </style:style>
    <style:style style:name="T1" style:family="text">
      <style:text-properties officeooo:rsid="00198e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GDD – Version abrégée (copiable / modifiable)</text:h>
      <text:h text:style-name="P3" text:outline-level="3">🎮 Titre du jeu</text:h>
      <text:p text:style-name="P4"><text:span text:style-name="Strong_20_Emphasis">Chicken Blaster</text:span> <text:span text:style-name="Emphasis">(nom temporaire)</text:span></text:p>
      <text:h text:style-name="P3" text:outline-level="3">🧠 Genre</text:h>
      <text:p text:style-name="P4">Shoot’em up 2D – Arcade</text:p>
      <text:h text:style-name="P3" text:outline-level="3">🖥️ Plateforme</text:h>
      <text:p text:style-name="P4">PC<text:line-break/>Moteur : <text:span text:style-name="Strong_20_Emphasis">Godot Engine</text:span><text:line-break/>Langage : <text:span text:style-name="Strong_20_Emphasis">C#</text:span></text:p>
      <text:p text:style-name="P5"/>
      <text:h text:style-name="P2" text:outline-level="2">🧩 Concept du jeu</text:h>
      <text:p text:style-name="P4">Le joueur contrôle un vaisseau spatial situé en bas de l’écran.<text:line-break/>Il doit éliminer des vagues de poulets extraterrestres disposés en rangées, qui se déplacent dans une zone définie.<text:line-break/>Le but est de <text:span text:style-name="Strong_20_Emphasis">survivre, faire le meilleur score possible et atteindre le boss final</text:span>.</text:p>
      <text:p text:style-name="P5"/>
      <text:h text:style-name="P2" text:outline-level="2">🎯 Objectif du joueur</text:h>
      <text:list text:style-name="L1">
        <text:list-item>
          <text:p text:style-name="P6">Détruire tous les ennemis de chaque niveau</text:p>
        </text:list-item>
        <text:list-item>
          <text:p text:style-name="P6">Atteindre le <text:span text:style-name="Strong_20_Emphasis">niveau 10</text:span></text:p>
        </text:list-item>
        <text:list-item>
          <text:p text:style-name="P6">Battre le <text:span text:style-name="Strong_20_Emphasis">boss final</text:span></text:p>
        </text:list-item>
        <text:list-item>
          <text:p text:style-name="P6">Obtenir le <text:span text:style-name="Strong_20_Emphasis">meilleur score possible sur une partie</text:span></text:p>
        </text:list-item>
      </text:list>
      <text:p text:style-name="P5"/>
      <text:h text:style-name="P2" text:outline-level="2">🕹️ Contrôles</text:h>
      <text:list text:style-name="L2">
        <text:list-item>
          <text:p text:style-name="P7"><text:span text:style-name="Strong_20_Emphasis">Flèche gauche / A</text:span> : déplacement à gauche</text:p>
        </text:list-item>
        <text:list-item>
          <text:p text:style-name="P7"><text:span text:style-name="Strong_20_Emphasis">Flèche droite / D</text:span> : déplacement à droite</text:p>
        </text:list-item>
        <text:list-item>
          <text:p text:style-name="P7"><text:span text:style-name="Strong_20_Emphasis">Espace</text:span> : tirer</text:p>
        </text:list-item>
      </text:list>
      <text:p text:style-name="P4">⚠️ Le joueur ne peut <text:span text:style-name="Strong_20_Emphasis">pas</text:span> se déplacer verticalement.</text:p>
      <text:p text:style-name="P5"/>
      <text:h text:style-name="P2" text:outline-level="2"><text:soft-page-break/>🚀 Gameplay principal</text:h>
      <text:h text:style-name="P3" text:outline-level="3">Joueur</text:h>
      <text:list text:style-name="L3">
        <text:list-item>
          <text:p text:style-name="P8">Position fixe en bas de l’écran</text:p>
        </text:list-item>
        <text:list-item>
          <text:p text:style-name="P8">Déplacement horizontal uniquement</text:p>
        </text:list-item>
        <text:list-item>
          <text:p text:style-name="P8">Tire des projectiles vers le haut</text:p>
        </text:list-item>
        <text:list-item>
          <text:p text:style-name="P8">Meurt s’il est touché par :</text:p>
          <text:list>
            <text:list-item>
              <text:p text:style-name="P8">un projectile ennemi</text:p>
            </text:list-item>
            <text:list-item>
              <text:p text:style-name="P8">un ennemi qui atteint sa position</text:p>
            </text:list-item>
          </text:list>
        </text:list-item>
      </text:list>
      <text:p text:style-name="P5"/>
      <text:h text:style-name="P3" text:outline-level="3">Ennemis (Chicken)</text:h>
      <text:list text:style-name="L4">
        <text:list-item>
          <text:p text:style-name="P9">Disposés en <text:span text:style-name="Strong_20_Emphasis">rangées </text:span><text:span text:style-name="Strong_20_Emphasis"><text:span text:style-name="T1">et mouvement random dans zone</text:span></text:span></text:p>
        </text:list-item>
        <text:list-item>
          <text:p text:style-name="P9">Se déplacent horizontalement dans une zone définie</text:p>
        </text:list-item>
        <text:list-item>
          <text:p text:style-name="P9">Peuvent descendre progressivement</text:p>
        </text:list-item>
        <text:list-item>
          <text:p text:style-name="P9">Tirent des projectiles vers le joueur</text:p>
        </text:list-item>
      </text:list>
      <text:p text:style-name="P5"/>
      <text:h text:style-name="P3" text:outline-level="3">Boss (Niveau 10)</text:h>
      <text:list text:style-name="L5">
        <text:list-item>
          <text:p text:style-name="P10">Grande quantité de points de vie</text:p>
        </text:list-item>
        <text:list-item>
          <text:p text:style-name="P10">Attaques multiples</text:p>
        </text:list-item>
        <text:list-item>
          <text:p text:style-name="P10">Pattern de tir différent des ennemis classiques</text:p>
        </text:list-item>
      </text:list>
      <text:p text:style-name="P5"/>
      <text:h text:style-name="P2" text:outline-level="2">🧱 Niveaux</text:h>
      <text:list text:style-name="L6">
        <text:list-item>
          <text:p text:style-name="P11"><text:span text:style-name="Strong_20_Emphasis">10 niveaux au total</text:span></text:p>
        </text:list-item>
        <text:list-item>
          <text:p text:style-name="P11">Difficulté progressive :</text:p>
          <text:list>
            <text:list-item>
              <text:p text:style-name="P11">Plus d’ennemis</text:p>
            </text:list-item>
            <text:list-item>
              <text:p text:style-name="P11">Ennemis plus rapides</text:p>
            </text:list-item>
            <text:list-item>
              <text:p text:style-name="P11">Tirs plus fréquents</text:p>
            </text:list-item>
          </text:list>
        </text:list-item>
        <text:list-item>
          <text:p text:style-name="P11">Le <text:span text:style-name="Strong_20_Emphasis">niveau 10</text:span> est un <text:span text:style-name="Strong_20_Emphasis">boss fight</text:span></text:p>
        </text:list-item>
      </text:list>
      <text:p text:style-name="P5"/>
      <text:h text:style-name="P2" text:outline-level="2"><text:soft-page-break/>⭐ Score</text:h>
      <text:list text:style-name="L7">
        <text:list-item>
          <text:p text:style-name="P12">Le score est <text:span text:style-name="Strong_20_Emphasis">calculé sur une seule partie</text:span></text:p>
        </text:list-item>
        <text:list-item>
          <text:p text:style-name="P12">Exemples :</text:p>
          <text:list>
            <text:list-item>
              <text:p text:style-name="P12">Ennemi tué : +100 points</text:p>
            </text:list-item>
            <text:list-item>
              <text:p text:style-name="P12">Boss touché : +X points</text:p>
            </text:list-item>
          </text:list>
        </text:list-item>
        <text:list-item>
          <text:p text:style-name="P12">Le score final est affiché :</text:p>
          <text:list>
            <text:list-item>
              <text:p text:style-name="P12">à la mort du joueur</text:p>
            </text:list-item>
            <text:list-item>
              <text:p text:style-name="P12">après la victoire</text:p>
            </text:list-item>
          </text:list>
        </text:list-item>
      </text:list>
      <text:p text:style-name="P5"/>
      <text:h text:style-name="P2" text:outline-level="2">⬆️ Upgrades</text:h>
      <text:p text:style-name="P4">Les upgrades sont obtenus :</text:p>
      <text:list text:style-name="L8">
        <text:list-item>
          <text:p text:style-name="P13">à certains <text:span text:style-name="Strong_20_Emphasis">paliers de score</text:span></text:p>
        </text:list-item>
        <text:list-item>
          <text:p text:style-name="P13">à des <text:span text:style-name="Strong_20_Emphasis">moments prédéterminés</text:span></text:p>
        </text:list-item>
      </text:list>
      <text:h text:style-name="P3" text:outline-level="3">Exemples d’upgrades :</text:h>
      <text:list text:style-name="L9">
        <text:list-item>
          <text:p text:style-name="P14">Tir plus rapide</text:p>
        </text:list-item>
        <text:list-item>
          <text:p text:style-name="P14">Tir double</text:p>
        </text:list-item>
        <text:list-item>
          <text:p text:style-name="P14">Dégâts augmentés</text:p>
        </text:list-item>
        <text:list-item>
          <text:p text:style-name="P14">Vitesse de déplacement augmentée</text:p>
        </text:list-item>
      </text:list>
      <text:p text:style-name="P4">⚠️ Les upgrades ne sont <text:span text:style-name="Strong_20_Emphasis">pas conservés</text:span> entre les parties.</text:p>
      <text:p text:style-name="P5"/>
      <text:h text:style-name="P2" text:outline-level="2">💀 Mort &amp; Game Over</text:h>
      <text:list text:style-name="L10">
        <text:list-item>
          <text:p text:style-name="P15">Quand le joueur meurt :</text:p>
          <text:list>
            <text:list-item>
              <text:p text:style-name="P15">la partie se termine</text:p>
            </text:list-item>
            <text:list-item>
              <text:p text:style-name="P15">affichage du <text:span text:style-name="Strong_20_Emphasis">score final</text:span></text:p>
            </text:list-item>
            <text:list-item>
              <text:p text:style-name="P15">retour à l’<text:span text:style-name="Strong_20_Emphasis">écran d’accueil</text:span></text:p>
            </text:list-item>
          </text:list>
        </text:list-item>
      </text:list>
      <text:p text:style-name="P5"/>
      <text:h text:style-name="P2" text:outline-level="2">🏠 Écrans du jeu</text:h>
      <text:list text:style-name="L11">
        <text:list-item>
          <text:p text:style-name="P16"><text:span text:style-name="Strong_20_Emphasis">Écran d’accueil</text:span></text:p>
          <text:list>
            <text:list-item>
              <text:p text:style-name="P16"><text:soft-page-break/>Bouton Jouer</text:p>
            </text:list-item>
            <text:list-item>
              <text:p text:style-name="P16">Affichage du dernier score</text:p>
            </text:list-item>
          </text:list>
        </text:list-item>
        <text:list-item>
          <text:p text:style-name="P16"><text:span text:style-name="Strong_20_Emphasis">Écran de jeu</text:span></text:p>
          <text:list>
            <text:list-item>
              <text:p text:style-name="P16">HUD : score, niveau</text:p>
            </text:list-item>
          </text:list>
        </text:list-item>
        <text:list-item>
          <text:p text:style-name="P16"><text:span text:style-name="Strong_20_Emphasis">Écran Game Over</text:span></text:p>
          <text:list>
            <text:list-item>
              <text:p text:style-name="P16">Score final</text:p>
            </text:list-item>
            <text:list-item>
              <text:p text:style-name="P16">Bouton retour au menu</text:p>
            </text:list-item>
          </text:list>
        </text:list-item>
      </text:list>
      <text:p text:style-name="P5"/>
      <text:h text:style-name="P2" text:outline-level="2">🎨 Direction artistique (simple)</text:h>
      <text:list text:style-name="L12">
        <text:list-item>
          <text:p text:style-name="P17">Graphismes 2D</text:p>
        </text:list-item>
        <text:list-item>
          <text:p text:style-name="P17">Style arcade/cartoon</text:p>
        </text:list-item>
        <text:list-item>
          <text:p text:style-name="P17">Sprites simples</text:p>
        </text:list-item>
        <text:list-item>
          <text:p text:style-name="P17">Animations légères</text:p>
        </text:list-item>
      </text:list>
      <text:p text:style-name="P5"/>
      <text:h text:style-name="P2" text:outline-level="2">🔊 Audio</text:h>
      <text:list text:style-name="L13">
        <text:list-item>
          <text:p text:style-name="P18">Musique arcade</text:p>
        </text:list-item>
        <text:list-item>
          <text:p text:style-name="P18">Effets sonores :</text:p>
          <text:list>
            <text:list-item>
              <text:p text:style-name="P18">Tir</text:p>
            </text:list-item>
            <text:list-item>
              <text:p text:style-name="P18">Explosion</text:p>
            </text:list-item>
            <text:list-item>
              <text:p text:style-name="P18">Upgrade</text:p>
            </text:list-item>
            <text:list-item>
              <text:p text:style-name="P18">Boss</text:p>
            </text:list-item>
          </text:list>
        </text:list-item>
      </text:list>
      <text:p text:style-name="P5"/>
      <text:h text:style-name="P2" text:outline-level="2">🛠️ Contraintes techniques</text:h>
      <text:list text:style-name="L14">
        <text:list-item>
          <text:p text:style-name="P19">Godot Engine</text:p>
        </text:list-item>
        <text:list-item>
          <text:p text:style-name="P19">C#</text:p>
        </text:list-item>
        <text:list-item>
          <text:p text:style-name="P19">Projet simple, maintenable</text:p>
        </text:list-item>
        <text:list-item>
          <text:p text:style-name="P19">Pas de sauvegarde de progression</text:p>
        </text:list-item>
      </text:list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9:12:50.892162400</meta:creation-date>
    <dc:date>2026-01-28T13:17:50.742855800</dc:date>
    <meta:editing-duration>PT52M22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5" meta:paragraph-count="92" meta:word-count="465" meta:character-count="2382" meta:non-whitespace-character-count="2072"/>
  </office:meta>
</office:document-meta>
</file>